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2395b"/>
    </style:style>
    <style:style style:name="P2" style:family="paragraph" style:parent-style-name="Standard">
      <style:text-properties officeooo:paragraph-rsid="00142b5a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42b5a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1bd005"/>
    </style:style>
    <style:style style:name="P5" style:family="paragraph" style:parent-style-name="Standard">
      <style:text-properties officeooo:paragraph-rsid="0014b09a"/>
    </style:style>
    <style:style style:name="P6" style:family="paragraph" style:parent-style-name="Standard">
      <style:text-properties officeooo:paragraph-rsid="0014e61b"/>
    </style:style>
    <style:style style:name="P7" style:family="paragraph" style:parent-style-name="Standard">
      <style:text-properties officeooo:paragraph-rsid="0019d63f"/>
    </style:style>
    <style:style style:name="P8" style:family="paragraph" style:parent-style-name="Standard">
      <style:paragraph-properties fo:background-color="#00ff00">
        <style:background-image/>
      </style:paragraph-properties>
      <style:text-properties officeooo:paragraph-rsid="0014b09a" fo:background-color="transparent"/>
    </style:style>
    <style:style style:name="P9" style:family="paragraph" style:parent-style-name="Standard">
      <style:paragraph-properties fo:background-color="#00ff00">
        <style:background-image/>
      </style:paragraph-properties>
      <style:text-properties officeooo:paragraph-rsid="0014e61b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officeooo:paragraph-rsid="0014e61b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officeooo:paragraph-rsid="001690d9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officeooo:paragraph-rsid="001bd005"/>
    </style:style>
    <style:style style:name="P13" style:family="paragraph" style:parent-style-name="Standard">
      <style:paragraph-properties fo:background-color="#23ff23">
        <style:background-image/>
      </style:paragraph-properties>
      <style:text-properties officeooo:paragraph-rsid="001690d9"/>
    </style:style>
    <style:style style:name="T1" style:family="text">
      <style:text-properties officeooo:rsid="0012395b"/>
    </style:style>
    <style:style style:name="T2" style:family="text">
      <style:text-properties officeooo:rsid="00142b5a"/>
    </style:style>
    <style:style style:name="T3" style:family="text">
      <style:text-properties officeooo:rsid="0014b09a"/>
    </style:style>
    <style:style style:name="T4" style:family="text">
      <style:text-properties officeooo:rsid="0014e61b"/>
    </style:style>
    <style:style style:name="T5" style:family="text">
      <style:text-properties officeooo:rsid="001690d9"/>
    </style:style>
    <style:style style:name="T6" style:family="text">
      <style:text-properties officeooo:rsid="0016c673"/>
    </style:style>
    <style:style style:name="T7" style:family="text">
      <style:text-properties fo:font-style="italic" officeooo:rsid="00142b5a" style:font-style-asian="italic" style:font-style-complex="italic"/>
    </style:style>
    <style:style style:name="T8" style:family="text">
      <style:text-properties officeooo:rsid="0018ebbf"/>
    </style:style>
    <style:style style:name="T9" style:family="text">
      <style:text-properties officeooo:rsid="001bd005"/>
    </style:style>
    <style:style style:name="T10" style:family="text">
      <style:text-properties officeooo:rsid="001cc24f"/>
    </style:style>
    <style:style style:name="T11" style:family="text">
      <style:text-properties officeooo:rsid="001ccc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 vous n'avez pas entendu parler de #AmazonCart, c'est une fonctionnalité lancée par amazon permettant aux utilisateurs de twitter d'ajouter un produit à leur panier amazon directement depuis le fil d'actualité twitter, simplement en répondant à un tweet contentant un lien vers un produit amazon, et d'ajouter le hashtag #AmazonCart .</text:span></text:p>
      <text:p text:style-name="P1"><text:span text:style-name="T1"/></text:p>
      <text:p text:style-name="P1"><text:span text:style-name="T1"/></text:p>
      <text:p text:style-name="P1"><text:span text:style-name="T1">Le but de ce tutoriel sera de construire un script semblable en python, </text:span><text:span text:style-name="T2">nous y ajouterons une fonctionnalité permettant aux utilisateurs de déterminer une taille avec le hashtag #Taille_M par exemple. L</text:span><text:span text:style-name="T1">es opérations à effectuer sont les suivantes:</text:span></text:p>
      <text:p text:style-name="P1"><text:span text:style-name="T1">- Récupération des tweets contenant un certain hashtag.</text:span></text:p>
      <text:p text:style-name="P1"><text:span text:style-name="T1">- </text:span><text:span text:style-name="T2">Récupération du hashtag contentant la taille si il existe.</text:span></text:p>
      <text:p text:style-name="P7"><text:span text:style-name="T1">- Identification du tweet parent (étant donné que les tweets doivent être des réponses), et identification de l'url du produit contenue dans ce dernier.</text:span></text:p>
      <text:p text:style-name="P2"><text:span text:style-name="T2">- Réponse de confirmation.</text:span></text:p>
      <text:p text:style-name="P2"><text:span text:style-name="T2"/></text:p>
      <text:p text:style-name="P3"><text:span text:style-name="T2">Prérequis </text:span></text:p>
      <text:p text:style-name="P2"><text:span text:style-name="T2"/></text:p>
      <text:p text:style-name="P2"><text:span text:style-name="T2">Nous utiliserons les bibliothèques python </text:span><text:span text:style-name="T7">tweepy</text:span><text:span text:style-name="T2"> et </text:span><text:span text:style-name="T7">json</text:span><text:span text:style-name="T2">, nous partirons du principe qu'elles sont installées sur votre environnement. </text:span></text:p>
      <text:p text:style-name="P2"><text:span text:style-name="T2">Il est également nécessaire d'avoir un compte twitter vérifié.</text:span></text:p>
      <text:p text:style-name="P2"><text:span text:style-name="T2"/></text:p>
      <text:p text:style-name="P4"><text:span text:style-name="T9">Initialisation</text:span></text:p>
      <text:p text:style-name="P2"><text:span text:style-name="T2"/></text:p>
      <text:p text:style-name="P5"><text:span text:style-name="T3">Tout d'abord nous allons importer les bibliothèques </text:span><text:span text:style-name="T6">et déclarer les clés</text:span><text:span text:style-name="T3"> nécessaires </text:span><text:span text:style-name="T6">pour </text:span><text:span text:style-name="T3">nous authentifier :</text:span></text:p>
      <text:p text:style-name="P5"><text:span text:style-name="T3"/></text:p>
      <text:p text:style-name="P8"><text:span text:style-name="T3">import json</text:span></text:p>
      <text:p text:style-name="P8"><text:span text:style-name="T3">import tweepy</text:span></text:p>
      <text:p text:style-name="P8"><text:span text:style-name="T3"/></text:p>
      <text:p text:style-name="P8"><text:span text:style-name="T3">from tweepy import Stream</text:span></text:p>
      <text:p text:style-name="P8"><text:span text:style-name="T3">from tweepy import OAuthHandler</text:span></text:p>
      <text:p text:style-name="P8"><text:span text:style-name="T3">from tweepy.streaming import StreamListener</text:span></text:p>
      <text:p text:style-name="P8"><text:span text:style-name="T3"/></text:p>
      <text:p text:style-name="P8"><text:span text:style-name="T3">ckey ='XXXXXX'</text:span></text:p>
      <text:p text:style-name="P8"><text:span text:style-name="T3">csecret ='XXXXXX'</text:span></text:p>
      <text:p text:style-name="P8"><text:span text:style-name="T3">atoken ='XXXXXX'</text:span></text:p>
      <text:p text:style-name="P8"><text:span text:style-name="T3">asecret ='XXXXXX'</text:span></text:p>
      <text:p text:style-name="P8"><text:span text:style-name="T3"/></text:p>
      <text:p text:style-name="P8"><text:span text:style-name="T3">auth=OAuthHandler(ckey,csecret)</text:span></text:p>
      <text:p text:style-name="P8"><text:span text:style-name="T3">auth.set_access_token(atoken,asecret)</text:span></text:p>
      <text:p text:style-name="P8"><text:span text:style-name="T3">api = tweepy.API(auth)</text:span></text:p>
      <text:p text:style-name="P5"><text:span text:style-name="T3"/></text:p>
      <text:p text:style-name="P5"><text:span text:style-name="T9"/></text:p>
      <text:p text:style-name="P6"><text:span text:style-name="T4">On déclare le hashtag que l'on va utiliser comme filtre pour récupérer les tweets, dans ce cas c'est #Modizy_bot, puis on exécute la fonction getTweet avec la variable en paramètre.</text:span></text:p>
      <text:p text:style-name="P6"><text:span text:style-name="T4"/></text:p>
      <text:p text:style-name="P9"><text:span text:style-name="T4">if __name__ == '__main__':</text:span></text:p>
      <text:p text:style-name="P9"><text:span text:style-name="T4"><text:s text:c="4"/>looking_for = '#Modizy_bot'</text:span></text:p>
      <text:p text:style-name="P9"><text:span text:style-name="T4"><text:s text:c="4"/>getTweet(looking_for)</text:span></text:p>
      <text:p text:style-name="P1"><text:span text:style-name="T1"/></text:p>
      <text:p text:style-name="P10"><text:span text:style-name="T4"/></text:p>
      <text:p text:style-name="P10"><text:span text:style-name="T11">Passons maintenant à</text:span><text:span text:style-name="T4"> la fonction getTweet. </text:span><text:span text:style-name="T11">On</text:span><text:span text:style-name="T4"> récupére le paramètre </text:span><text:span text:style-name="T11">et</text:span><text:span text:style-name="T4"> on définit la période de </text:span><text:soft-page-break/><text:span text:style-name="T4">recherche. </text:span><text:span text:style-name="T11">L</text:span><text:span text:style-name="T4">a fonction api.search() retourne un tableau contenant chaque tweet </text:span><text:span text:style-name="T5">dans la période de temps donnée. On exécute ensuite la fonction analyseTweet pour chaque tweet trouvé.</text:span></text:p>
      <text:p text:style-name="P10"><text:span text:style-name="T4"/></text:p>
      <text:p text:style-name="P10"><text:span text:style-name="T4"/></text:p>
      <text:p text:style-name="P9"><text:span text:style-name="T4">def getTweet(search_term, periods = 60*60*24):</text:span></text:p>
      <text:p text:style-name="P9"><text:span text:style-name="T4"><text:s text:c="4"/>results = api.search(q=search_term, rpp=periods) </text:span></text:p>
      <text:p text:style-name="P9"><text:span text:style-name="T4"/></text:p>
      <text:p text:style-name="P9"><text:span text:style-name="T4"><text:s text:c="4"/>for tweet in results:</text:span></text:p>
      <text:p text:style-name="P9"><text:span text:style-name="T4"><text:s text:c="8"/>analyseTweet(tweet)</text:span></text:p>
      <text:p text:style-name="P9"><text:span text:style-name="T4"/></text:p>
      <text:p text:style-name="P9"><text:span text:style-name="T4"><text:s text:c="4"/>return results</text:span></text:p>
      <text:p text:style-name="P10"><text:span text:style-name="T4"/></text:p>
      <text:p text:style-name="P11"><text:span text:style-name="T5">Il ne reste plus qu'à analyser le tweet en question, récupérer la taille si elle est rense</text:span><text:span text:style-name="T9">i</text:span><text:span text:style-name="T5">gnée dans un autre hashtag, et récupérer le tweet parent et l'url qui y est contenue.</text:span></text:p>
      <text:p text:style-name="P11"><text:span text:style-name="T5"/></text:p>
      <text:p text:style-name="P13"><text:span text:style-name="T5">def analyseTweet(tweet):</text:span></text:p>
      <text:p text:style-name="P13"><text:span text:style-name="T5"><text:s text:c="4"/></text:span></text:p>
      <text:p text:style-name="P13"><text:span text:style-name="T5"><text:s text:c="4"/>size = False</text:span></text:p>
      <text:p text:style-name="P13"><text:span text:style-name="T5"><text:s text:c="4"/>url = False</text:span></text:p>
      <text:p text:style-name="P13"><text:span text:style-name="T5"/></text:p>
      <text:p text:style-name="P13"><text:span text:style-name="T5"><text:s text:c="4"/># Si un autre hashtag commence par un ''t'' ou ''T'', on récupère ce qui se trouve après le _ </text:span></text:p>
      <text:p text:style-name="P13"><text:span text:style-name="T5"><text:s text:c="4"/>for hashtag in tweet.entities['hashtags']:</text:span></text:p>
      <text:p text:style-name="P13"><text:span text:style-name="T5"><text:s text:c="8"/>if hashtag['text'][0] == 'T' or hashtag['text'][0] == 't':</text:span></text:p>
      <text:p text:style-name="P13"><text:span text:style-name="T5"><text:s text:c="12"/>size = <text:s/>hashtag['text'].split('_')</text:span></text:p>
      <text:p text:style-name="P13"><text:span text:style-name="T5"><text:s text:c="12"/>size = size[1]</text:span></text:p>
      <text:p text:style-name="P13"><text:span text:style-name="T5"/></text:p>
      <text:p text:style-name="P13"><text:span text:style-name="T5"><text:s text:c="4"/>print size</text:span></text:p>
      <text:p text:style-name="P13"><text:span text:style-name="T5"><text:tab/></text:span></text:p>
      <text:p text:style-name="P13"><text:span text:style-name="T5"><text:s text:c="3"/># On envoie un tweet de réponse pour valider l'opération</text:span></text:p>
      <text:p text:style-name="P13"><text:span text:style-name="T5"><text:s text:c="4"/>if size:</text:span></text:p>
      <text:p text:style-name="P13"><text:span text:style-name="T5"><text:s text:c="8"/>api.update_status('Votre achat a ete enregistre, taille %s'%(size),tweet.id)</text:span></text:p>
      <text:p text:style-name="P13"><text:span text:style-name="T5"><text:s text:c="4"/>else:</text:span></text:p>
      <text:p text:style-name="P13"><text:span text:style-name="T5"><text:s text:c="8"/>api.update_status('Votre achat a ete enregistre',tweet.id)</text:span></text:p>
      <text:p text:style-name="P13"><text:span text:style-name="T5"/></text:p>
      <text:p text:style-name="P13"><text:span text:style-name="T5"><text:s text:c="3"/></text:span><text:span text:style-name="T9">#On récupère le tweet parent</text:span></text:p>
      <text:p text:style-name="P13"><text:span text:style-name="T5"><text:s text:c="4"/>parent_id = tweet.in_reply_to_status_id</text:span></text:p>
      <text:p text:style-name="P13"><text:span text:style-name="T5"><text:s text:c="4"/>parent_status = api.get_status(str(parent_id))</text:span></text:p>
      <text:p text:style-name="P13"><text:span text:style-name="T5"/></text:p>
      <text:p text:style-name="P13"><text:span text:style-name="T5"><text:s text:c="4"/>product_url = False</text:span></text:p>
      <text:p text:style-name="P13"><text:span text:style-name="T5"/></text:p>
      <text:p text:style-name="P13"><text:span text:style-name="T5"><text:s text:c="4"/></text:span><text:span text:style-name="T6"># On récupère l'url si il contient ''modizy.com''</text:span></text:p>
      <text:p text:style-name="P13"><text:span text:style-name="T5"><text:s text:c="4"/>for url in parent_status.entities['urls']:</text:span></text:p>
      <text:p text:style-name="P13"><text:span text:style-name="T5"><text:s text:c="8"/>link = url['expanded_url']</text:span></text:p>
      <text:p text:style-name="P13"><text:span text:style-name="T5"><text:s text:c="8"/>if 'modizy.com' in link:</text:span></text:p>
      <text:p text:style-name="P13"><text:span text:style-name="T5"><text:s text:c="12"/>product_url = link</text:span></text:p>
      <text:p text:style-name="P11"><text:span text:style-name="T5"/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0:04:04</meta:creation-date>
    <dc:date>2014-06-17T12:33:17</dc:date>
    <meta:editing-duration>PT2H14M3S</meta:editing-duration>
    <meta:editing-cycles>9</meta:editing-cycles>
    <meta:generator>LibreOffice/4.0.0.3$MacOSX_x86 LibreOffice_project/53fd80e80f44edd735c18dbc5b6cde811e0a15c</meta:generator>
    <meta:document-statistic meta:table-count="0" meta:image-count="0" meta:object-count="0" meta:page-count="2" meta:paragraph-count="59" meta:word-count="446" meta:character-count="3296" meta:non-whitespace-character-count="2739"/>
  </office:meta>
</office:document-meta>
</file>